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fo:font-weight="bold" officeooo:rsid="001496ab" officeooo:paragraph-rsid="001496ab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rsid="001c3ccb" officeooo:paragraph-rsid="001c3ccb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1e14c2" officeooo:paragraph-rsid="001e14c2" style:font-weight-asian="bold" style:font-weight-complex="bold"/>
    </style:style>
    <style:style style:name="P4" style:family="paragraph" style:parent-style-name="Standard">
      <style:text-properties fo:font-size="14pt" fo:font-weight="bold" officeooo:rsid="00113b28" officeooo:paragraph-rsid="007ff7a0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officeooo:rsid="00828c92" officeooo:paragraph-rsid="00828c92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rsid="008736b0" officeooo:paragraph-rsid="008736b0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font-weight="bold" officeooo:rsid="008c6b52" officeooo:paragraph-rsid="008cd304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fo:font-weight="bold" officeooo:rsid="008f0e6e" officeooo:paragraph-rsid="008f0e6e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font-style="normal" fo:font-weight="bold" officeooo:rsid="0090ad37" officeooo:paragraph-rsid="0090ad37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4pt" fo:font-style="normal" fo:font-weight="bold" officeooo:rsid="00949cf6" officeooo:paragraph-rsid="00949cf6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4pt" fo:font-style="normal" fo:font-weight="bold" officeooo:rsid="009589ac" officeooo:paragraph-rsid="009589ac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4pt" fo:font-style="normal" fo:font-weight="bold" officeooo:rsid="00962dee" officeooo:paragraph-rsid="00962dee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4pt" fo:font-style="normal" fo:font-weight="bold" officeooo:rsid="009d01cc" officeooo:paragraph-rsid="009d01cc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4pt" fo:font-style="normal" fo:font-weight="bold" officeooo:rsid="00a6e821" officeooo:paragraph-rsid="00a6e821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4pt" fo:font-style="normal" fo:font-weight="bold" officeooo:rsid="00a97203" officeooo:paragraph-rsid="00a97203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ize="16pt" fo:font-weight="bold" officeooo:rsid="001130a1" officeooo:paragraph-rsid="001130a1" style:font-weight-asian="bold" style:font-weight-complex="bold"/>
    </style:style>
    <style:style style:name="P17" style:family="paragraph" style:parent-style-name="Standard">
      <style:text-properties fo:font-size="16pt" fo:font-weight="bold" officeooo:rsid="001130a1" officeooo:paragraph-rsid="007ff7a0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6pt" fo:font-weight="bold" officeooo:rsid="001f0545" officeooo:paragraph-rsid="001f0545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6pt" fo:font-style="normal" fo:font-weight="bold" officeooo:rsid="009c02cc" officeooo:paragraph-rsid="009c02cc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rsid="001496ab" officeooo:paragraph-rsid="001496ab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normal" officeooo:rsid="001496ab" officeooo:paragraph-rsid="001968fd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officeooo:rsid="00162ef5" officeooo:paragraph-rsid="00162ef5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font-weight="normal" officeooo:rsid="001968fd" officeooo:paragraph-rsid="001968fd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weight="normal" officeooo:rsid="001968fd" officeooo:paragraph-rsid="001a5c53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weight="normal" officeooo:rsid="001c0b47" officeooo:paragraph-rsid="001c0b47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font-weight="normal" officeooo:rsid="001c3ccb" officeooo:paragraph-rsid="001c3ccb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font-weight="normal" officeooo:rsid="001e14c2" officeooo:paragraph-rsid="001e14c2" style:font-weight-asian="normal" style:font-weight-complex="normal"/>
    </style:style>
    <style:style style:name="P28" style:family="paragraph" style:parent-style-name="Standard">
      <style:text-properties fo:font-size="12pt" fo:font-weight="normal" officeooo:rsid="00113b28" officeooo:paragraph-rsid="001130a1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font-weight="normal" officeooo:rsid="00113b28" officeooo:paragraph-rsid="007ff7a0" style:font-weight-asian="normal" style:font-weight-complex="normal"/>
    </style:style>
    <style:style style:name="P30" style:family="paragraph" style:parent-style-name="Standard">
      <style:text-properties fo:font-size="12pt" fo:font-weight="normal" officeooo:rsid="001130a1" officeooo:paragraph-rsid="007ff7a0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2pt" fo:font-weight="normal" officeooo:rsid="007d947c" officeooo:paragraph-rsid="001f0545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fo:font-weight="normal" officeooo:rsid="008145f5" officeooo:paragraph-rsid="008145f5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2pt" fo:font-weight="normal" officeooo:rsid="00828c92" officeooo:paragraph-rsid="00828c92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2pt" fo:font-weight="normal" officeooo:rsid="0083ad87" officeooo:paragraph-rsid="0083ad87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2pt" fo:font-weight="normal" officeooo:rsid="00850bb3" officeooo:paragraph-rsid="00850bb3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2pt" fo:font-weight="normal" officeooo:rsid="0085e2f1" officeooo:paragraph-rsid="0085e2f1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2pt" fo:font-weight="normal" officeooo:rsid="0085ed63" officeooo:paragraph-rsid="0085ed63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2pt" fo:font-weight="normal" officeooo:rsid="008736b0" officeooo:paragraph-rsid="008736b0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2pt" fo:font-weight="normal" officeooo:rsid="008a81bb" officeooo:paragraph-rsid="008a81bb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2pt" fo:font-weight="normal" officeooo:rsid="008ace82" officeooo:paragraph-rsid="008ace82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2pt" fo:font-weight="normal" officeooo:rsid="008cd304" officeooo:paragraph-rsid="008cd304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2pt" fo:font-weight="normal" officeooo:rsid="00905f56" officeooo:paragraph-rsid="00905f56" style:font-weight-asian="normal" style:font-weight-complex="normal"/>
    </style:style>
    <style:style style:name="P43" style:family="paragraph" style:parent-style-name="Standard">
      <style:text-properties fo:font-size="12pt" fo:font-weight="bold" officeooo:rsid="00113b28" officeooo:paragraph-rsid="007ff7a0" style:font-weight-asian="bold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size="12pt" fo:font-weight="bold" officeooo:rsid="0083ad87" officeooo:paragraph-rsid="0083ad87" style:font-weight-asian="bold" style:font-weight-complex="bold"/>
    </style:style>
    <style:style style:name="P45" style:family="paragraph" style:parent-style-name="Standard">
      <style:paragraph-properties fo:text-align="justify" style:justify-single-word="false"/>
      <style:text-properties fo:font-size="12pt" fo:font-weight="bold" officeooo:rsid="00850bb3" officeooo:paragraph-rsid="00850bb3" style:font-weight-asian="bold" style:font-weight-complex="bold"/>
    </style:style>
    <style:style style:name="P46" style:family="paragraph" style:parent-style-name="Standard">
      <style:paragraph-properties fo:text-align="justify" style:justify-single-word="false"/>
      <style:text-properties fo:font-size="12pt" fo:font-weight="bold" officeooo:rsid="0085ed63" officeooo:paragraph-rsid="0085ed63" style:font-weight-asian="bold" style:font-weight-complex="bold"/>
    </style:style>
    <style:style style:name="P47" style:family="paragraph" style:parent-style-name="Standard">
      <style:paragraph-properties fo:text-align="justify" style:justify-single-word="false"/>
      <style:text-properties fo:font-size="12pt" fo:font-weight="bold" officeooo:rsid="008c6b52" officeooo:paragraph-rsid="008cd304" style:font-weight-asian="bold" style:font-weight-complex="bold"/>
    </style:style>
    <style:style style:name="P48" style:family="paragraph" style:parent-style-name="Standard">
      <style:paragraph-properties fo:text-align="justify" style:justify-single-word="false"/>
      <style:text-properties fo:font-size="12pt" fo:font-style="italic" fo:font-weight="normal" officeooo:rsid="00909a14" officeooo:paragraph-rsid="00909a14" style:font-style-asian="italic" style:font-weight-asian="normal" style:font-style-complex="italic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2pt" fo:font-style="normal" fo:font-weight="normal" officeooo:rsid="0090ad37" officeooo:paragraph-rsid="0090ad37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2pt" fo:font-style="normal" fo:font-weight="normal" officeooo:rsid="00928f1a" officeooo:paragraph-rsid="00928f1a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2pt" fo:font-style="normal" fo:font-weight="normal" officeooo:rsid="00940e31" officeooo:paragraph-rsid="00940e31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2pt" fo:font-style="normal" fo:font-weight="normal" officeooo:rsid="00949cf6" officeooo:paragraph-rsid="00949cf6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2pt" fo:font-style="normal" fo:font-weight="normal" officeooo:rsid="009589ac" officeooo:paragraph-rsid="009589ac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2pt" fo:font-style="normal" fo:font-weight="normal" officeooo:rsid="0096975a" officeooo:paragraph-rsid="0096975a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2pt" fo:font-style="normal" fo:font-weight="normal" officeooo:rsid="00909a14" officeooo:paragraph-rsid="00909a14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ize="12pt" fo:font-style="normal" fo:font-weight="normal" officeooo:rsid="009e3ffa" officeooo:paragraph-rsid="009e3ffa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ize="12pt" fo:font-style="normal" fo:font-weight="normal" officeooo:rsid="009f7618" officeooo:paragraph-rsid="009f7618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2pt" fo:font-style="normal" fo:font-weight="normal" officeooo:rsid="00a0e0bf" officeooo:paragraph-rsid="00a0e0bf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2pt" fo:font-style="normal" fo:font-weight="normal" officeooo:rsid="00a303ac" officeooo:paragraph-rsid="00a303ac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ize="12pt" fo:font-style="normal" fo:font-weight="normal" officeooo:rsid="00a711dc" officeooo:paragraph-rsid="00a711dc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2pt" fo:font-style="normal" fo:font-weight="normal" officeooo:rsid="00a83955" officeooo:paragraph-rsid="00a83955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2pt" fo:font-style="normal" fo:font-weight="normal" officeooo:rsid="00a97203" officeooo:paragraph-rsid="00a97203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2pt" fo:font-style="normal" fo:font-weight="normal" officeooo:rsid="00a97203" officeooo:paragraph-rsid="00ada8ad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ize="12pt" fo:font-style="normal" fo:font-weight="normal" officeooo:rsid="00aaa26b" officeooo:paragraph-rsid="00aaa26b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2pt" fo:font-style="normal" fo:font-weight="normal" officeooo:rsid="00ada8ad" officeooo:paragraph-rsid="00ada8ad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ize="12pt" fo:font-style="normal" fo:font-weight="bold" officeooo:rsid="00985930" officeooo:paragraph-rsid="00985930" style:font-style-asian="normal" style:font-weight-asian="bold" style:font-style-complex="normal" style:font-weight-complex="bold"/>
    </style:style>
    <style:style style:name="P67" style:family="paragraph" style:parent-style-name="Standard">
      <style:paragraph-properties fo:text-align="justify" style:justify-single-word="false"/>
      <style:text-properties fo:font-size="12pt" fo:font-style="normal" fo:font-weight="bold" officeooo:rsid="00991685" officeooo:paragraph-rsid="00991685" style:font-style-asian="normal" style:font-weight-asian="bold" style:font-style-complex="normal" style:font-weight-complex="bold"/>
    </style:style>
    <style:style style:name="P68" style:family="paragraph" style:parent-style-name="Standard">
      <style:paragraph-properties fo:text-align="justify" style:justify-single-word="false"/>
      <style:text-properties fo:font-size="12pt" fo:font-style="normal" fo:font-weight="bold" officeooo:rsid="00aaa26b" officeooo:paragraph-rsid="00aaa26b" style:font-style-asian="normal" style:font-weight-asian="bold" style:font-style-complex="normal" style:font-weight-complex="bold"/>
    </style:style>
    <style:style style:name="P69" style:family="paragraph" style:parent-style-name="Standard">
      <style:paragraph-properties fo:text-align="justify" style:justify-single-word="false"/>
      <style:text-properties fo:font-size="12pt" fo:font-style="normal" fo:font-weight="bold" officeooo:rsid="00ac5b6b" officeooo:paragraph-rsid="00ac5b6b" style:font-style-asian="normal" style:font-weight-asian="bold" style:font-style-complex="normal" style:font-weight-complex="bold"/>
    </style:style>
    <style:style style:name="P70" style:family="paragraph" style:parent-style-name="Standard" style:list-style-name="L1">
      <style:paragraph-properties fo:text-align="justify" style:justify-single-word="false"/>
      <style:text-properties fo:font-size="12pt" fo:font-weight="normal" officeooo:rsid="001496ab" officeooo:paragraph-rsid="001496ab" style:font-weight-asian="normal" style:font-weight-complex="normal"/>
    </style:style>
    <style:style style:name="P71" style:family="paragraph" style:parent-style-name="Standard" style:list-style-name="L1">
      <style:paragraph-properties fo:text-align="justify" style:justify-single-word="false"/>
      <style:text-properties fo:font-size="12pt" fo:font-weight="normal" officeooo:rsid="00162ef5" officeooo:paragraph-rsid="0016b1b6" style:font-weight-asian="normal" style:font-weight-complex="normal"/>
    </style:style>
    <style:style style:name="P72" style:family="paragraph" style:parent-style-name="Standard" style:list-style-name="L2">
      <style:paragraph-properties fo:text-align="justify" style:justify-single-word="false"/>
      <style:text-properties fo:font-size="12pt" fo:font-weight="normal" officeooo:rsid="008145f5" officeooo:paragraph-rsid="008145f5" style:font-weight-asian="normal" style:font-weight-complex="normal"/>
    </style:style>
    <style:style style:name="P73" style:family="paragraph" style:parent-style-name="Standard" style:list-style-name="L2">
      <style:paragraph-properties fo:text-align="justify" style:justify-single-word="false"/>
      <style:text-properties fo:font-size="12pt" fo:font-weight="normal" officeooo:rsid="00828c92" officeooo:paragraph-rsid="00828c92" style:font-weight-asian="normal" style:font-weight-complex="normal"/>
    </style:style>
    <style:style style:name="P74" style:family="paragraph" style:parent-style-name="Standard" style:list-style-name="L3">
      <style:paragraph-properties fo:text-align="justify" style:justify-single-word="false"/>
      <style:text-properties fo:font-size="12pt" fo:font-weight="normal" officeooo:rsid="008736b0" officeooo:paragraph-rsid="008736b0" style:font-weight-asian="normal" style:font-weight-complex="normal"/>
    </style:style>
    <style:style style:name="P75" style:family="paragraph" style:parent-style-name="Standard" style:list-style-name="L4">
      <style:paragraph-properties fo:text-align="justify" style:justify-single-word="false"/>
      <style:text-properties fo:font-size="12pt" fo:font-weight="normal" officeooo:rsid="008ace82" officeooo:paragraph-rsid="008ace82" style:font-weight-asian="normal" style:font-weight-complex="normal"/>
    </style:style>
    <style:style style:name="P76" style:family="paragraph" style:parent-style-name="Standard" style:list-style-name="L5">
      <style:paragraph-properties fo:text-align="justify" style:justify-single-word="false"/>
      <style:text-properties fo:font-size="12pt" fo:font-weight="normal" officeooo:rsid="008c6b52" officeooo:paragraph-rsid="008c6b52" style:font-weight-asian="normal" style:font-weight-complex="normal"/>
    </style:style>
    <style:style style:name="P77" style:family="paragraph" style:parent-style-name="Standard" style:list-style-name="L5">
      <style:paragraph-properties fo:text-align="justify" style:justify-single-word="false"/>
      <style:text-properties fo:font-size="12pt" fo:font-weight="normal" officeooo:rsid="008cd304" officeooo:paragraph-rsid="008cd304" style:font-weight-asian="normal" style:font-weight-complex="normal"/>
    </style:style>
    <style:style style:name="P78" style:family="paragraph" style:parent-style-name="Standard" style:list-style-name="L6">
      <style:paragraph-properties fo:text-align="justify" style:justify-single-word="false"/>
      <style:text-properties fo:font-size="12pt" fo:font-style="normal" fo:font-weight="normal" officeooo:rsid="00962dee" officeooo:paragraph-rsid="00962dee" style:font-style-asian="normal" style:font-weight-asian="normal" style:font-style-complex="normal" style:font-weight-complex="normal"/>
    </style:style>
    <style:style style:name="P79" style:family="paragraph" style:parent-style-name="Standard" style:list-style-name="L6">
      <style:paragraph-properties fo:text-align="justify" style:justify-single-word="false"/>
      <style:text-properties fo:font-size="12pt" fo:font-style="normal" fo:font-weight="normal" officeooo:rsid="0096975a" officeooo:paragraph-rsid="0096975a" style:font-style-asian="normal" style:font-weight-asian="normal" style:font-style-complex="normal" style:font-weight-complex="normal"/>
    </style:style>
    <style:style style:name="P80" style:family="paragraph" style:parent-style-name="Standard" style:list-style-name="L7">
      <style:paragraph-properties fo:text-align="justify" style:justify-single-word="false"/>
      <style:text-properties fo:font-size="12pt" fo:font-style="normal" fo:font-weight="normal" officeooo:rsid="009d01cc" officeooo:paragraph-rsid="009d01cc" style:font-style-asian="normal" style:font-weight-asian="normal" style:font-style-complex="normal" style:font-weight-complex="normal"/>
    </style:style>
    <style:style style:name="P81" style:family="paragraph" style:parent-style-name="Standard" style:list-style-name="L7">
      <style:paragraph-properties fo:text-align="justify" style:justify-single-word="false"/>
      <style:text-properties fo:font-size="12pt" fo:font-style="normal" fo:font-weight="normal" officeooo:rsid="009e3ffa" officeooo:paragraph-rsid="009e3ffa" style:font-style-asian="normal" style:font-weight-asian="normal" style:font-style-complex="normal" style:font-weight-complex="normal"/>
    </style:style>
    <style:style style:name="P82" style:family="paragraph" style:parent-style-name="Standard" style:list-style-name="L8">
      <style:paragraph-properties fo:text-align="justify" style:justify-single-word="false"/>
      <style:text-properties fo:font-size="12pt" fo:font-style="normal" fo:font-weight="normal" officeooo:rsid="009f7618" officeooo:paragraph-rsid="009f7618" style:font-style-asian="normal" style:font-weight-asian="normal" style:font-style-complex="normal" style:font-weight-complex="normal"/>
    </style:style>
    <style:style style:name="P83" style:family="paragraph" style:parent-style-name="Standard" style:list-style-name="L9">
      <style:paragraph-properties fo:text-align="justify" style:justify-single-word="false"/>
      <style:text-properties fo:font-size="12pt" fo:font-style="normal" fo:font-weight="normal" officeooo:rsid="00a0e0bf" officeooo:paragraph-rsid="00a0e0bf" style:font-style-asian="normal" style:font-weight-asian="normal" style:font-style-complex="normal" style:font-weight-complex="normal"/>
    </style:style>
    <style:style style:name="P84" style:family="paragraph" style:parent-style-name="Standard" style:list-style-name="L10">
      <style:paragraph-properties fo:text-align="justify" style:justify-single-word="false"/>
      <style:text-properties fo:font-size="12pt" fo:font-style="normal" fo:font-weight="normal" officeooo:rsid="00a303ac" officeooo:paragraph-rsid="00a303ac" style:font-style-asian="normal" style:font-weight-asian="normal" style:font-style-complex="normal" style:font-weight-complex="normal"/>
    </style:style>
    <style:style style:name="P85" style:family="paragraph" style:parent-style-name="Standard" style:list-style-name="L10">
      <style:paragraph-properties fo:text-align="justify" style:justify-single-word="false"/>
      <style:text-properties fo:font-size="12pt" fo:font-style="normal" fo:font-weight="normal" officeooo:rsid="00a711dc" officeooo:paragraph-rsid="00a711dc" style:font-style-asian="normal" style:font-weight-asian="normal" style:font-style-complex="normal" style:font-weight-complex="normal"/>
    </style:style>
    <style:style style:name="P86" style:family="paragraph" style:parent-style-name="Standard" style:list-style-name="L11">
      <style:paragraph-properties fo:text-align="justify" style:justify-single-word="false"/>
      <style:text-properties fo:font-size="12pt" fo:font-style="normal" fo:font-weight="normal" officeooo:rsid="00a711dc" officeooo:paragraph-rsid="00a711dc" style:font-style-asian="normal" style:font-weight-asian="normal" style:font-style-complex="normal" style:font-weight-complex="normal"/>
    </style:style>
    <style:style style:name="P87" style:family="paragraph" style:parent-style-name="Standard" style:list-style-name="L11">
      <style:paragraph-properties fo:text-align="justify" style:justify-single-word="false"/>
      <style:text-properties fo:font-size="12pt" fo:font-style="normal" fo:font-weight="normal" officeooo:rsid="00a6e821" officeooo:paragraph-rsid="00a6e821" style:font-style-asian="normal" style:font-weight-asian="normal" style:font-style-complex="normal" style:font-weight-complex="normal"/>
    </style:style>
    <style:style style:name="P88" style:family="paragraph" style:parent-style-name="Standard" style:list-style-name="L12">
      <style:paragraph-properties fo:text-align="justify" style:justify-single-word="false"/>
      <style:text-properties fo:font-size="12pt" fo:font-style="normal" fo:font-weight="normal" officeooo:rsid="00ac5b6b" officeooo:paragraph-rsid="00ac5b6b" style:font-style-asian="normal" style:font-weight-asian="normal" style:font-style-complex="normal" style:font-weight-complex="normal"/>
    </style:style>
    <style:style style:name="P89" style:family="paragraph" style:parent-style-name="Standard" style:list-style-name="L12">
      <style:paragraph-properties fo:text-align="justify" style:justify-single-word="false"/>
      <style:text-properties fo:font-size="12pt" fo:font-style="normal" fo:font-weight="normal" officeooo:rsid="00ac5b6b" officeooo:paragraph-rsid="00ad92a1" style:font-style-asian="normal" style:font-weight-asian="normal" style:font-style-complex="normal" style:font-weight-complex="normal"/>
    </style:style>
    <style:style style:name="P90" style:family="paragraph" style:parent-style-name="Standard" style:list-style-name="L12">
      <style:paragraph-properties fo:text-align="justify" style:justify-single-word="false"/>
      <style:text-properties fo:font-size="12pt" fo:font-style="normal" fo:font-weight="normal" officeooo:rsid="00ad92a1" officeooo:paragraph-rsid="00ad92a1" style:font-style-asian="normal" style:font-weight-asian="normal" style:font-style-complex="normal" style:font-weight-complex="normal"/>
    </style:style>
    <style:style style:name="P91" style:family="paragraph" style:parent-style-name="Standard" style:list-style-name="L9">
      <style:paragraph-properties fo:text-align="justify" style:justify-single-word="false"/>
      <style:text-properties fo:font-size="12pt" fo:font-style="normal" fo:font-weight="normal" officeooo:rsid="00a0e0bf" officeooo:paragraph-rsid="00a0e0bf" fo:background-color="#ffff00" style:font-style-asian="normal" style:font-weight-asian="normal" style:font-style-complex="normal" style:font-weight-complex="normal"/>
    </style:style>
    <style:style style:name="P9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991685" style:font-weight-asian="normal" style:font-weight-complex="normal"/>
    </style:style>
    <style:style style:name="T3" style:family="text">
      <style:text-properties officeooo:rsid="001418a9"/>
    </style:style>
    <style:style style:name="T4" style:family="text">
      <style:text-properties officeooo:rsid="0016b1b6"/>
    </style:style>
    <style:style style:name="T5" style:family="text">
      <style:text-properties officeooo:rsid="0017abe7"/>
    </style:style>
    <style:style style:name="T6" style:family="text">
      <style:text-properties officeooo:rsid="001968fd"/>
    </style:style>
    <style:style style:name="T7" style:family="text">
      <style:text-properties officeooo:rsid="001a5c53"/>
    </style:style>
    <style:style style:name="T8" style:family="text">
      <style:text-properties officeooo:rsid="001a5c53" fo:background-color="#ffff00" loext:char-shading-value="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a5c53" style:font-weight-asian="bold" style:font-weight-complex="bold"/>
    </style:style>
    <style:style style:name="T11" style:family="text">
      <style:text-properties officeooo:rsid="001c0b47"/>
    </style:style>
    <style:style style:name="T12" style:family="text">
      <style:text-properties officeooo:rsid="007ec993"/>
    </style:style>
    <style:style style:name="T13" style:family="text">
      <style:text-properties officeooo:rsid="008475a6"/>
    </style:style>
    <style:style style:name="T14" style:family="text">
      <style:text-properties officeooo:rsid="0085ed63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officeooo:rsid="00985930"/>
    </style:style>
    <style:style style:name="T17" style:family="text">
      <style:text-properties officeooo:rsid="00a35498"/>
    </style:style>
    <style:style style:name="T18" style:family="text">
      <style:text-properties officeooo:rsid="00a40a14"/>
    </style:style>
    <style:style style:name="T19" style:family="text">
      <style:text-properties officeooo:rsid="00aaa26b"/>
    </style:style>
    <style:style style:name="T20" style:family="text">
      <style:text-properties style:font-name="Liberation Serif" officeooo:rsid="00ad92a1"/>
    </style:style>
    <style:style style:name="T21" style:family="text">
      <style:text-properties style:text-position="sub 58%" style:font-name="Liberation Serif1" officeooo:rsid="00ad92a1"/>
    </style:style>
    <style:style style:name="T22" style:family="text">
      <style:text-properties style:text-position="0% 100%" style:font-name="Liberation Serif1" officeooo:rsid="00ad92a1"/>
    </style:style>
    <style:style style:name="T23" style:family="text">
      <style:text-properties officeooo:rsid="00ada8ad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1" fo:font-size="10pt" fo:letter-spacing="normal" fo:language="es" fo:country="MX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Bases de Datos Distribuidas.</text:p>
      <text:p text:style-name="P28"/>
      <text:p text:style-name="P1">Evaluación.</text:p>
      <text:list xml:id="list3388991355" text:style-name="L1">
        <text:list-item>
          <text:p text:style-name="P70">Exámenes parciales 45%.</text:p>
        </text:list-item>
        <text:list-item>
          <text:p text:style-name="P70">Quiz. 10%.</text:p>
        </text:list-item>
        <text:list-item>
          <text:p text:style-name="P70">Prácticas 20%.</text:p>
        </text:list-item>
        <text:list-item>
          <text:p text:style-name="P70">Tareas 5%.</text:p>
        </text:list-item>
        <text:list-item>
          <text:p text:style-name="P70">Proyecto final <text:span text:style-name="T12">2</text:span>0%.</text:p>
          <text:list>
            <text:list-item>
              <text:p text:style-name="P71">Diseñar una Base Distribuida. </text:p>
            </text:list-item>
            <text:list-item>
              <text:p text:style-name="P71">Cada integrante será un nodo.</text:p>
            </text:list-item>
          </text:list>
        </text:list-item>
      </text:list>
      <text:p text:style-name="P22"/>
      <text:p text:style-name="P22">*<text:span text:style-name="T4">Puntos extras.</text:span></text:p>
      <text:p text:style-name="P22">- <text:span text:style-name="T4">Apuntes.</text:span></text:p>
      <text:p text:style-name="P22"><text:tab/>- <text:span text:style-name="T4">Resúmenes.</text:span></text:p>
      <text:p text:style-name="P22"><text:tab/>- <text:span text:style-name="T4">Series escaneadas.</text:span></text:p>
      <text:p text:style-name="P22"><text:tab/>- <text:span text:style-name="T4">Ejemplos resueltos por mano propia.</text:span></text:p>
      <text:p text:style-name="P22"><text:tab/>- <text:s/><text:span text:style-name="T4">Ejemplos en clase.</text:span></text:p>
      <text:p text:style-name="P20">- <text:span text:style-name="T4">Participaciones.</text:span></text:p>
      <text:p text:style-name="P20"/>
      <text:p text:style-name="P20"/>
      <text:p text:style-name="P20">*<text:span text:style-name="T5">Exentos.</text:span></text:p>
      <text:p text:style-name="P20">- <text:span text:style-name="T5">Calificación de parciales &gt;= 7.0 </text:span><text:span text:style-name="T6">(no reprobar).</text:span></text:p>
      <text:p text:style-name="P20">- <text:span text:style-name="T5">Entregar proyecto final.</text:span></text:p>
      <text:p text:style-name="P20">- <text:span text:style-name="T5">Mínimo 80% de prácticas y tareas.</text:span></text:p>
      <text:p text:style-name="P20"/>
      <text:p text:style-name="P20">*<text:span text:style-name="T6">Examen final.</text:span></text:p>
      <text:p text:style-name="P23">- 70% final.</text:p>
      <text:p text:style-name="P23">- 30% calificación semestre.</text:p>
      <text:p text:style-name="P23">- Entregar proyecto obligatorio.</text:p>
      <text:p text:style-name="P23"/>
      <text:p text:style-name="P23"/>
      <text:p text:style-name="P23">*<text:span text:style-name="T7">Pácticas.</text:span></text:p>
      <text:p text:style-name="P23">- <text:span text:style-name="T8">Introducción.</text:span></text:p>
      <text:p text:style-name="P23">- <text:span text:style-name="T7">Objetivos..</text:span></text:p>
      <text:p text:style-name="P23">- <text:span text:style-name="T7">Desarrollo.</text:span></text:p>
      <text:p text:style-name="P23">- <text:span text:style-name="T8">Conclusiones. </text:span><text:span text:style-name="T7">Aprendizaje obtenido, experiencias, </text:span></text:p>
      <text:p text:style-name="P24">- <text:span text:style-name="T7">Bibliografía.</text:span></text:p>
      <text:p text:style-name="P21">*<text:span text:style-name="T10">Documento: practicas/rubrica-general-prácticas.pdf.</text:span></text:p>
      <text:p text:style-name="P21"/>
      <text:p text:style-name="P21">*<text:span text:style-name="T11">Tareas.</text:span></text:p>
      <text:p text:style-name="P21">- <text:span text:style-name="T11">A mano.</text:span></text:p>
      <text:p text:style-name="P21">- <text:span text:style-name="T11">Bibliografía.</text:span></text:p>
      <text:p text:style-name="P21"/>
      <text:p text:style-name="P21"/>
      <text:p text:style-name="P21">*<text:span text:style-name="T11">Proyecto.</text:span></text:p>
      <text:p text:style-name="P21"/>
      <text:p text:style-name="P21"/>
      <text:p text:style-name="P21">*<text:span text:style-name="T11">Grupo:</text:span></text:p>
      <text:p text:style-name="P25"><text:soft-page-break/><text:a xlink:type="simple" xlink:href="https://groups.google.com/group/bd-distribuidas-unam" text:style-name="Internet_20_link" text:visited-style-name="Visited_20_Internet_20_Link">https://groups.google.com/group/bd-distribuidas-unam</text:a></text:p>
      <text:p text:style-name="P25"/>
      <text:p text:style-name="P17"/>
      <text:p text:style-name="P30"/>
      <text:p text:style-name="P4">Introducción.</text:p>
      <text:p text:style-name="P43"/>
      <text:p text:style-name="P43">- <text:span text:style-name="T1">Aplicaciones monolíticas. Aplicaciones que se almacena y llevan a cabo en un solo servidor.</text:span></text:p>
      <text:p text:style-name="P29">- <text:span text:style-name="T3">Transacción. Proceso que involucra cambios a la Base. Si todo sale bien, se lleva a cabo un commit. Si no, se hace un Rollback. En una Base Distribuida, se llevan a cabos transacciones distribuidas.</text:span></text:p>
      <text:p text:style-name="P25"/>
      <text:p text:style-name="P25"/>
      <text:p text:style-name="P2">Objetivo.</text:p>
      <text:p text:style-name="P26">Diseño, manipulación y administración de una BDD.</text:p>
      <text:p text:style-name="P26"/>
      <text:p text:style-name="P26"/>
      <text:p text:style-name="P3">Temario.</text:p>
      <text:p text:style-name="P27">Son 10 temas, 7 obligatorios, 3 opcionales según el avance.</text:p>
      <text:p text:style-name="P27">El primer parcial abarcar hasta el tema 2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8"><text:soft-page-break/>Tema 1. Conceptos básicos.</text:p>
      <text:p text:style-name="P18"/>
      <text:p text:style-name="P5">SQL, NoSQL, NewSQL.</text:p>
      <text:p text:style-name="P31"/>
      <text:p text:style-name="P44">Datos estructurados.</text:p>
      <text:p text:style-name="P34">Hace referencia a las Bases de Datoa relacionales.</text:p>
      <text:p text:style-name="P31"/>
      <text:p text:style-name="P44">Datos semi-estructurados.</text:p>
      <text:p text:style-name="P32">Conceptos necesarios para la comunicación de datos:</text:p>
      <text:list xml:id="list1845505896" text:style-name="L2">
        <text:list-item>
          <text:p text:style-name="P72">Protocolos.</text:p>
          <text:list>
            <text:list-item>
              <text:p text:style-name="P72">HTTP.</text:p>
            </text:list-item>
          </text:list>
        </text:list-item>
        <text:list-item>
          <text:p text:style-name="P72">Peticiones.</text:p>
        </text:list-item>
        <text:list-item>
          <text:p text:style-name="P72">Servicios REST.</text:p>
          <text:list>
            <text:list-item>
              <text:p text:style-name="P72">JSON.</text:p>
            </text:list-item>
            <text:list-item>
              <text:p text:style-name="P72">XML.</text:p>
              <text:p text:style-name="P73">Son ejemplos de tipos de datos Semi-Estructurados.</text:p>
            </text:list-item>
          </text:list>
        </text:list-item>
      </text:list>
      <text:p text:style-name="P33"/>
      <text:p text:style-name="P44">Datos No estructurados.</text:p>
      <text:p text:style-name="P34">Un ejemplo es el contenido <text:span text:style-name="T13">multimedia</text:span>.</text:p>
      <text:p text:style-name="P34"/>
      <text:p text:style-name="P34"/>
      <text:p text:style-name="P45">NoSQL.</text:p>
      <text:p text:style-name="P35">Not Only SQL. Usa herramientas extra además de las provistas en el modelo SQL. </text:p>
      <text:p text:style-name="P36">Sacrifica los JOINS y la consistencia de datos <text:span text:style-name="T14">a cambio de velocidad y demás ventajas.</text:span></text:p>
      <text:p text:style-name="P36"/>
      <text:p text:style-name="P37">De aquí surge <text:span text:style-name="T9">NewSQL</text:span>, que es un Modelo Relacional, con las ventajas de un modelo <text:span text:style-name="T9">NoSQL.</text:span><text:span text:style-name="T9"><office:annotation loext:resolved="true"><dc:creator>Unknown Author</dc:creator><dc:date>2023-02-14T10:43:55.589421496</dc:date><text:p text:style-name="P92"><text:span text:style-name="T24">Tarea 1. Investigar los Sistemas NewSQL.</text:span></text:p></office:annotation></text:span></text:p>
      <text:p text:style-name="P46"/>
      <text:p text:style-name="P46"/>
      <text:p text:style-name="P6">DDBMS.</text:p>
      <text:list xml:id="list3472998735" text:style-name="L3">
        <text:list-item>
          <text:p text:style-name="P74">Particionamiento.</text:p>
        </text:list-item>
        <text:list-item>
          <text:p text:style-name="P74">Sharding (Implementado por el RDBMS).</text:p>
        </text:list-item>
        <text:list-item>
          <text:p text:style-name="P74">Fragmentación. (Implementado por la aplicación).</text:p>
        </text:list-item>
      </text:list>
      <text:p text:style-name="P38"/>
      <text:p text:style-name="P39">Fragmento y shard es equivalente. Hacen referencia a los pedazos de las tablas.</text:p>
      <text:p text:style-name="P39"/>
      <text:list xml:id="list354822575" text:style-name="L4">
        <text:list-item>
          <text:p text:style-name="P75">Interparalelismo.</text:p>
          <text:p text:style-name="P75">Ejecuta N sentencias al mismo tiempo.</text:p>
        </text:list-item>
        <text:list-item>
          <text:p text:style-name="P75">Intraparalelismo.</text:p>
          <text:p text:style-name="P75">Una sentencia es dividida en N sub-sentencias y cada una de ellas es ejecutada en un sitio distinto.</text:p>
        </text:list-item>
      </text:list>
      <text:p text:style-name="P40"/>
      <text:p text:style-name="P7">Transparencia.</text:p>
      <text:p text:style-name="P47">Distribución.</text:p>
      <text:list xml:id="list2121651459" text:style-name="L5">
        <text:list-header>
          <text:p text:style-name="P76">Oculta las consultas y DML. En este nivel, el cliente no se da cuenta de la distribución, es decir, las consultas se llevan a cabo como si fueran de manera centralizada.</text:p>
        </text:list-header>
      </text:list>
      <text:p text:style-name="P41"/>
      <text:p text:style-name="P41"/>
      <text:p text:style-name="P41"/>
      <text:list xml:id="list161627869893765" text:continue-numbering="true" text:style-name="L5">
        <text:list-item>
          <text:p text:style-name="P77"><text:soft-page-break/>Fragmentación.</text:p>
          <text:p text:style-name="P77">No requiere conocer el nombre del fragmento ni el sitio.</text:p>
          <text:p text:style-name="P77"/>
        </text:list-item>
        <text:list-item>
          <text:p text:style-name="P77">Localización.</text:p>
          <text:p text:style-name="P77">Requiere conocer el nombre del fragmento.</text:p>
          <text:p text:style-name="P77"/>
        </text:list-item>
        <text:list-item>
          <text:p text:style-name="P77">Mapeos locales.</text:p>
          <text:p text:style-name="P77">Requiere conocer tanto el nombre del fragmento como su ubicación.<office:annotation loext:resolved="true"><dc:creator>Unknown Author</dc:creator><dc:date>2023-02-16T09:44:44.011483802</dc:date><text:p text:style-name="P92"><text:span text:style-name="T24">Ejercicio en clase 1.</text:span></text:p><text:p text:style-name="P92"><text:span text:style-name="T24"/></text:p></office:annotation></text:p>
        </text:list-item>
      </text:list>
      <text:p text:style-name="P41"/>
      <text:p text:style-name="P41"/>
      <text:p text:style-name="P8">Transacción.</text:p>
      <text:p text:style-name="P42">Agrupación de operaciones DML que garantizan consistencia: O se terminan todas las operaciones con éxito, o se cancelan todas.</text:p>
      <text:p text:style-name="P42"/>
      <text:p text:style-name="P48">Two Phase Commit<text:span text:style-name="T15">. Se encarga de verificar que todas las operaciones se hagan de manera exitosa o hacer un rollback en caso de ser necesario.</text:span><text:span text:style-name="T15"><office:annotation loext:resolved="true"><dc:creator>Unknown Author</dc:creator><dc:date>2023-02-16T10:39:29.938047247</dc:date><text:p text:style-name="P92"><text:span text:style-name="T24">Ejercicio en clase 2.</text:span></text:p></office:annotation></text:span></text:p>
      <text:p text:style-name="P55"/>
      <text:p text:style-name="P55"/>
      <text:p text:style-name="P9">Fallas.</text:p>
      <text:p text:style-name="P49">La base sigue funcionando de forma correcta a pesar de existir alguna falla.</text:p>
      <text:p text:style-name="P49">Usa un balanceador de cargas.</text:p>
      <text:p text:style-name="P49"/>
      <text:p text:style-name="P9">Desempeño.</text:p>
      <text:p text:style-name="P50">Busca que el desempeño sea similar al de una base centralizada.</text:p>
      <text:p text:style-name="P51">Es necesario que el SQL sea óptimo. </text:p>
      <text:p text:style-name="P51"/>
      <text:p text:style-name="P10">Heterogeneidad.</text:p>
      <text:p text:style-name="P52">Una base heterogénea permite tener diferentes manejadores en una misma Base de Datos.</text:p>
      <text:p text:style-name="P52"/>
      <text:p text:style-name="P11">Replicación.</text:p>
      <text:p text:style-name="P53">El cliente no se da cuenta de las replicaciones de lo datos en los diversos fragmentos.</text:p>
      <text:p text:style-name="P53"/>
      <text:p text:style-name="P53"/>
      <text:p text:style-name="P53"/>
      <text:p text:style-name="P11"/>
      <text:p text:style-name="P12">Variables en una Base de Datos.</text:p>
      <text:list xml:id="list2301830344" text:style-name="L6">
        <text:list-item>
          <text:p text:style-name="P78">Autonomía.</text:p>
          <text:p text:style-name="P79">Indica que la base puede operar sin depender de un <text:span text:style-name="T16">coordinador</text:span> central.</text:p>
          <text:p text:style-name="P79"/>
        </text:list-item>
        <text:list-item>
          <text:p text:style-name="P78">Distribución.</text:p>
          <text:p text:style-name="P79">Indica que la base tiene nodos separados, y únicamente comparte la red.</text:p>
          <text:p text:style-name="P79"/>
        </text:list-item>
        <text:list-item>
          <text:p text:style-name="P78">Heterogeneidad.</text:p>
          <text:p text:style-name="P79">La base usa diferentes manejadores.</text:p>
        </text:list-item>
      </text:list>
      <text:p text:style-name="P54"/>
      <text:p text:style-name="P66">Peer to peer. <text:span text:style-name="T1">Distribución, cero autonomía y heterogeneidad.</text:span></text:p>
      <text:p text:style-name="P66">Base Federada. <text:span text:style-name="T1">Indica </text:span><text:span text:style-name="T2">que tienen media autonomía.</text:span></text:p>
      <text:p text:style-name="P67">Multibase de datos. <text:span text:style-name="T1">Son autónomas completamente.</text:span><text:span text:style-name="T1"><office:annotation loext:resolved="true"><dc:creator>Unknown Author</dc:creator><dc:date>2023-02-16T10:56:44.742013430</dc:date><text:p text:style-name="P92"><text:span text:style-name="T24">Tarea 2. Multibase, BD federaras, BD Cliente Servidor.</text:span></text:p></office:annotation></text:span></text:p>
      <text:p text:style-name="P19"><text:soft-page-break/>Tema 2. Diseño de bases de datos distribuidas.</text:p>
      <text:p text:style-name="P19"/>
      <text:p text:style-name="P13">Estrategias de diseño.</text:p>
      <text:list xml:id="list2249330539" text:style-name="L7">
        <text:list-item>
          <text:p text:style-name="P80">Top-Down. De algo general a algo específico.</text:p>
          <text:p text:style-name="P81">Para bases homogéneas o para bases desde cero.</text:p>
          <text:p text:style-name="P81"/>
        </text:list-item>
        <text:list-item>
          <text:p text:style-name="P80">Bottom-Up. De algo específico a algo genérico.</text:p>
          <text:p text:style-name="P81">Para bases ya existentes o heterogéneas y unirlas.</text:p>
        </text:list-item>
      </text:list>
      <text:p text:style-name="P56"/>
      <text:p text:style-name="P56"/>
      <text:list xml:id="list1255478673" text:style-name="L8">
        <text:list-item>
          <text:p text:style-name="P82">Análisis de requerimientos.</text:p>
        </text:list-item>
        <text:list-item>
          <text:p text:style-name="P82">Diseño de la vista.</text:p>
        </text:list-item>
        <text:list-item>
          <text:p text:style-name="P82">Diseño conceptual.</text:p>
        </text:list-item>
        <text:list-item>
          <text:p text:style-name="P82">Diseño de distribución.</text:p>
        </text:list-item>
        <text:list-item>
          <text:p text:style-name="P82">Diseño físico.</text:p>
        </text:list-item>
      </text:list>
      <text:p text:style-name="P57"/>
      <text:p text:style-name="P58">Niveles de Fragmentación.</text:p>
      <text:p text:style-name="P58"/>
      <text:list xml:id="list2919747473" text:style-name="L9">
        <text:list-item>
          <text:p text:style-name="P83">Sin fragmentación.</text:p>
        </text:list-item>
        <text:list-item>
          <text:p text:style-name="P83">Por tabla.</text:p>
        </text:list-item>
        <text:list-item>
          <text:p text:style-name="P91">Subconjunto de registros y columnas.</text:p>
        </text:list-item>
        <text:list-item>
          <text:p text:style-name="P83">A nivel de renglón y atributo.</text:p>
        </text:list-item>
      </text:list>
      <text:p text:style-name="P58"/>
      <text:p text:style-name="P59">Para el tipo de fragmentación por subconjunto, existen tres tipos:</text:p>
      <text:list xml:id="list1683621435" text:style-name="L10">
        <text:list-item>
          <text:p text:style-name="P84">Horizontal. → <text:span text:style-name="T17">Herramienta “Sharding”.</text:span></text:p>
        </text:list-item>
        <text:list-item>
          <text:p text:style-name="P84">Vertical. → <text:span text:style-name="T17">Herramienta “</text:span><text:span text:style-name="T18">BD </text:span><text:span text:style-name="T17">Columnares” </text:span><text:span text:style-name="T18">(Cambia la forma de almacenar los datos de forma vertical)</text:span><text:span text:style-name="T17">.</text:span></text:p>
        </text:list-item>
        <text:list-item>
          <text:p text:style-name="P84">Híbrida.</text:p>
        </text:list-item>
        <text:list-item>
          <text:p text:style-name="P85">Particionamiento. (Es únicamente horizontal y local).</text:p>
        </text:list-item>
      </text:list>
      <text:p text:style-name="P59"/>
      <text:p text:style-name="P59"/>
      <text:p text:style-name="P14">Reglas de Fragmentación.</text:p>
      <text:list xml:id="list710983253" text:style-name="L11">
        <text:list-item>
          <text:p text:style-name="P87">Completitud.</text:p>
          <text:p text:style-name="P87">No puede quedar ningún registro sin criterio de almacenamiento.</text:p>
        </text:list-item>
        <text:list-item>
          <text:p text:style-name="P87">Reconstrucción.</text:p>
          <text:p text:style-name="P86">Las tablas deben ser posibles de volver a unir.</text:p>
        </text:list-item>
        <text:list-item>
          <text:p text:style-name="P86">Exclusión.</text:p>
          <text:p text:style-name="P86">Cada registro debe estar máximo en un fragmento.</text:p>
        </text:list-item>
      </text:list>
      <text:p text:style-name="P60"/>
      <text:p text:style-name="P60"/>
      <text:p text:style-name="P61">¿Cómo distribuir en nodos?</text:p>
      <text:p text:style-name="P61">Se toman en cuenta datos como la ubicación de los datos, el software usado, evitar los joins entre tablas, etc.<office:annotation loext:resolved="true"><dc:creator>Unknown Author</dc:creator><dc:date>2023-02-21T10:26:45.228453257</dc:date><text:p text:style-name="P92"><text:span text:style-name="T24">Caso de estudio. Ejercicio en clase.</text:span></text:p></office:annotation></text:p>
      <text:p text:style-name="P61"/>
      <text:p text:style-name="P61"/>
      <text:p text:style-name="P61"/>
      <text:p text:style-name="P61"/>
      <text:p text:style-name="P61"/>
      <text:p text:style-name="P15"><text:soft-page-break/>Fragmentación <text:span text:style-name="T19">Horizontal</text:span>.</text:p>
      <text:p text:style-name="P62"/>
      <text:p text:style-name="P69">Operadores de ágebra relacional.</text:p>
      <text:list xml:id="list725292114" text:style-name="L12">
        <text:list-item>
          <text:p text:style-name="P88">Selección. <text:span text:style-name="T20">σ</text:span><text:span text:style-name="T21">p</text:span><text:span text:style-name="T22">(R)</text:span></text:p>
        </text:list-item>
        <text:list-item>
          <text:p text:style-name="P89">Proyección. <text:span text:style-name="T20">Π</text:span><text:span text:style-name="T21">c1 - cn</text:span><text:span text:style-name="T22">(R)</text:span></text:p>
        </text:list-item>
        <text:list-item>
          <text:p text:style-name="P88">Producto.</text:p>
        </text:list-item>
        <text:list-item>
          <text:p text:style-name="P88">Intersección.</text:p>
        </text:list-item>
        <text:list-item>
          <text:p text:style-name="P88">Unión.</text:p>
        </text:list-item>
        <text:list-item>
          <text:p text:style-name="P88">Diferencia.</text:p>
        </text:list-item>
        <text:list-item>
          <text:p text:style-name="P88">Join.</text:p>
        </text:list-item>
        <text:list-item>
          <text:p text:style-name="P90">Semi Join.</text:p>
        </text:list-item>
        <text:list-item>
          <text:p text:style-name="P90">Transfer.</text:p>
        </text:list-item>
      </text:list>
      <text:p text:style-name="P62"/>
      <text:p text:style-name="P62"/>
      <text:p text:style-name="P68">Primaria.</text:p>
      <text:p text:style-name="P64"/>
      <text:p text:style-name="P63">*<text:span text:style-name="T23">Regla del 80-20.</text:span></text:p>
      <text:p text:style-name="P65">Para fragmentar, es necesario tomar en cuenta los datos que más se usan. El 20% de las consultas más ejecutadas, representan el 80% del acceso al disco.</text:p>
      <text:p text:style-name="P65"/>
      <text:p text:style-name="P6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09:27:53.420427784</meta:creation-date>
    <dc:date>2023-02-21T16:16:26.724281977</dc:date>
    <meta:editing-duration>PT21H38M49S</meta:editing-duration>
    <meta:editing-cycles>154</meta:editing-cycles>
    <meta:generator>LibreOffice/7.3.7.2$Linux_X86_64 LibreOffice_project/30$Build-2</meta:generator>
    <meta:document-statistic meta:table-count="0" meta:image-count="0" meta:object-count="0" meta:page-count="6" meta:paragraph-count="154" meta:word-count="849" meta:character-count="5240" meta:non-whitespace-character-count="4599"/>
  </office:meta>
</office:document-meta>
</file>